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336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5.336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6.066cm"/>
    </style:style>
    <style:style style:name="gr8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36cm" svg:height="1.016cm" svg:x="6.724cm" svg:y="1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36cm" svg:height="1.016cm" svg:x="6.724cm" svg:y="0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143cm" svg:height="2.032cm" svg:x="5.5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5.9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5.9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{ x \mapsto \alpha_x, y \mapsto \alpha_y \}~~~true§svg§600§FALSE§</svg:desc>
          <draw:polygon draw:style-name="gr6" draw:text-style-name="P6" draw:layer="layout" svg:width="5.298cm" svg:height="0.508cm" svg:x="6.898cm" svg:y="1.581cm" svg:viewBox="0 0 5299 509" draw:points="2650,509 0,509 0,0 5299,0 5299,509">
            <text:p/>
          </draw:polygon>
          <draw:path draw:style-name="gr5" draw:text-style-name="P5" draw:layer="layout" svg:width="0.175cm" svg:height="0.492cm" svg:x="6.933cm" svg:y="1.58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7.157cm" svg:y="1.731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7.587cm" svg:y="1.73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6cm" svg:x="7.587cm" svg:y="1.698cm" svg:viewBox="0 0 438 257" svg:d="M385 139c-28 21-41 42-45 47-22 35-26 66-26 66 0 6 5 5 9 5 9 0 10 0 12-9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8.207cm" svg:y="1.73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8.516cm" svg:y="1.87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8.791cm" svg:y="1.89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8.981cm" svg:y="1.731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9.389cm" svg:y="1.73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6cm" svg:x="9.389cm" svg:y="1.698cm" svg:viewBox="0 0 438 257" svg:d="M385 139c-28 21-41 42-45 47-22 35-26 66-26 66 0 6 5 5 9 5 9 0 10 0 12-9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0.007cm" svg:y="1.73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0.318cm" svg:y="1.871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10.573cm" svg:y="1.58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1-59 35-59 63z">
            <text:p/>
          </draw:path>
          <draw:path draw:style-name="gr5" draw:text-style-name="P5" draw:layer="layout" svg:width="0.152cm" svg:height="0.314cm" svg:x="11.287cm" svg:y="1.642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201cm" svg:height="0.223cm" svg:x="11.466cm" svg:y="1.731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11.701cm" svg:y="1.731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11.99cm" svg:y="1.731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2.    if (x &lt; 5)}§svg§600§FALSE§</svg:desc>
          <draw:polygon draw:style-name="gr6" draw:text-style-name="P6" draw:layer="layout" svg:width="3.608cm" svg:height="0.382cm" svg:x="7.693cm" svg:y="0.602cm" svg:viewBox="0 0 3609 383" draw:points="1805,383 0,383 0,0 3609,0 3609,383">
            <text:p/>
          </draw:polygon>
          <draw:path draw:style-name="gr5" draw:text-style-name="P5" draw:layer="layout" svg:width="0.208cm" svg:height="0.307cm" svg:x="7.718cm" svg:y="0.637cm" svg:viewBox="0 0 209 308" svg:d="M7 279c-4 4-7 7-7 14 0 15 13 15 21 15h167c16 0 21-5 21-21v-12c0-10 0-21-17-21-18 0-18 9-18 23h-118c29-25 77-61 98-82 31-27 55-59 55-98 0-61-51-97-111-97-59 0-98 41-98 83 0 18 14 24 22 24 10 0 21-9 21-23 0-6-1-13-5-15 7-24 29-38 57-38 41 0 79 22 79 66 0 35-24 63-56 89z">
            <text:p/>
          </draw:path>
          <draw:path draw:style-name="gr5" draw:text-style-name="P5" draw:layer="layout" svg:width="0.062cm" svg:height="0.062cm" svg:x="8.049cm" svg:y="0.881cm" svg:viewBox="0 0 63 63" svg:d="M63 32c0-19-15-32-31-32-19 0-32 15-32 31 0 19 15 32 31 32 19 0 32-15 32-31z">
            <text:p/>
          </draw:path>
          <draw:path draw:style-name="gr5" draw:text-style-name="P5" draw:layer="layout" svg:width="0.187cm" svg:height="0.302cm" svg:x="8.763cm" svg:y="0.642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95cm" svg:height="0.305cm" svg:x="9.002cm" svg:y="0.639cm" svg:viewBox="0 0 196 306" svg:d="M105 122h60c7 0 20 0 20-14 0-16-11-16-20-16h-60v-23c0-38 32-38 48-38 0 1 4 21 22 21 10 0 21-9 21-23 0-29-41-29-48-29-39 0-78 22-78 66v26h-49c-8 0-21 0-21 16 0 14 13 14 20 14h50v153h-50c-7 0-20 0-20 15 0 16 13 16 20 16h134c8 0 21 0 21-16 0-15-13-15-21-15h-49z">
            <text:p/>
          </draw:path>
          <draw:path draw:style-name="gr5" draw:text-style-name="P5" draw:layer="layout" svg:width="0.131cm" svg:height="0.383cm" svg:x="9.583cm" svg:y="0.601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5" draw:text-style-name="P5" draw:layer="layout" svg:width="0.231cm" svg:height="0.212cm" svg:x="9.768cm" svg:y="0.731cm" svg:viewBox="0 0 232 213" svg:d="M129 104l56-73h19c7 0 21 0 21-16 0-15-12-15-21-15h-57c-7 0-20 0-20 15 0 16 12 16 24 16l-36 49-38-49c13 0 24 0 24-16 0-15-13-15-20-15h-57c-9 0-21 0-21 15 0 16 14 16 21 16h19l59 73-61 80h-20c-8 0-21 0-21 15 0 14 14 14 21 14h57c7 0 20 0 20-14 0-15-10-15-25-15l42-62 45 62c-14 0-26 0-26 15 0 14 13 14 20 14h57c7 0 21 0 21-14 0-15-12-15-21-15h-19z">
            <text:p/>
          </draw:path>
          <draw:path draw:style-name="gr5" draw:text-style-name="P5" draw:layer="layout" svg:width="0.203cm" svg:height="0.247cm" svg:x="10.298cm" svg:y="0.67cm" svg:viewBox="0 0 204 248" svg:d="M192 34c5-3 12-7 12-17 0-11-9-17-18-17-4 0-5 0-12 6l-163 102c-4 3-11 7-11 15 0 7 4 13 8 16l166 103c7 5 8 6 12 6 9 0 18-7 18-18 0-9-7-13-12-17l-142-90z">
            <text:p/>
          </draw:path>
          <draw:path draw:style-name="gr5" draw:text-style-name="P5" draw:layer="layout" svg:width="0.208cm" svg:height="0.307cm" svg:x="10.812cm" svg:y="0.642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5" draw:text-style-name="P5" draw:layer="layout" svg:width="0.131cm" svg:height="0.383cm" svg:x="11.086cm" svg:y="0.601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custom-shape draw:style-name="gr7" draw:text-style-name="P1" xml:id="id5" draw:id="id5" draw:layer="layout" svg:width="6.566cm" svg:height="1.016cm" svg:x="1.424cm" svg:y="4.3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6.566cm" svg:height="1.016cm" svg:x="1.424cm" svg:y="3.3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0.29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66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68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3.      y = y * 2;}§svg§600§FALSE§</svg:desc>
          <draw:polygon draw:style-name="gr6" draw:text-style-name="P6" draw:layer="layout" svg:width="3.61cm" svg:height="0.409cm" svg:x="2.894cm" svg:y="3.609cm" svg:viewBox="0 0 3611 410" draw:points="1805,410 0,410 0,0 3611,0 3611,410">
            <text:p/>
          </draw:polygon>
          <draw:path draw:style-name="gr5" draw:text-style-name="P5" draw:layer="layout" svg:width="0.215cm" svg:height="0.311cm" svg:x="2.915cm" svg:y="3.602cm" svg:viewBox="0 0 216 312" svg:d="M160 143c28-18 42-46 42-73 0-36-37-70-94-70-59 0-94 24-94 57 0 17 13 24 22 24 12 0 23-8 23-22 0-7-3-11-4-14 15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62cm" svg:height="0.062cm" svg:x="3.25cm" svg:y="3.847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3.939cm" svg:y="3.696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4.459cm" svg:y="3.703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4.97cm" svg:y="3.696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5.507cm" svg:y="3.652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08cm" svg:height="0.307cm" svg:x="6.014cm" svg:y="3.602cm" svg:viewBox="0 0 209 308" svg:d="M7 279c-4 4-7 7-7 14 0 15 13 15 21 15h167c16 0 21-6 21-21v-13c0-9 0-21-17-21-18 0-18 10-18 24h-118c29-25 77-61 98-82 31-27 55-59 55-98 0-61-51-97-111-97-59 0-98 41-98 83 0 18 14 23 22 23 10 0 23-8 23-22 0-6-3-13-7-15 7-24 29-38 57-38 41 0 79 22 79 66 0 35-24 63-58 89z">
            <text:p/>
          </draw:path>
          <draw:path draw:style-name="gr5" draw:text-style-name="P5" draw:layer="layout" svg:width="0.075cm" svg:height="0.28cm" svg:x="6.334cm" svg:y="3.696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custom-shape draw:style-name="gr7" draw:text-style-name="P1" xml:id="id7" draw:id="id7" draw:layer="layout" svg:width="6.566cm" svg:height="1.016cm" svg:x="10.424cm" svg:y="4.3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6.566cm" svg:height="1.016cm" svg:x="10.424cm" svg:y="3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9.2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9.668cm" svg:y="4.215cm" svg:viewBox="0 0 356 336" draw:points="178,336 0,336 0,0 356,0 356,336">
            <text:p/>
          </draw:polygon>
          <draw:path draw:style-name="gr5" draw:text-style-name="P5" draw:layer="layout" svg:width="0.3cm" svg:height="0.359cm" svg:x="9.6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{ x \mapsto \alpha_x, y \mapsto \alpha_y \}~~~~\alpha_x \geq 5§svg§600§FALSE§</svg:desc>
          <draw:polygon draw:style-name="gr6" draw:text-style-name="P6" draw:layer="layout" svg:width="6.002cm" svg:height="0.508cm" svg:x="10.5cm" svg:y="4.584cm" svg:viewBox="0 0 6003 509" draw:points="3002,509 0,509 0,0 6003,0 6003,509">
            <text:p/>
          </draw:polygon>
          <draw:path draw:style-name="gr5" draw:text-style-name="P5" draw:layer="layout" svg:width="0.175cm" svg:height="0.492cm" svg:x="10.535cm" svg:y="4.583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0.759cm" svg:y="4.734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11.189cm" svg:y="4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1.189cm" svg:y="4.701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1.809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2.118cm" svg:y="4.874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12.393cm" svg:y="4.899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12.583cm" svg:y="4.734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12.991cm" svg:y="4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991cm" svg:y="4.701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3.609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3.92cm" svg:y="4.874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14.175cm" svg:y="4.583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15.061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5.37cm" svg:y="4.874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5.779cm" svg:y="4.639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5" draw:text-style-name="P5" draw:layer="layout" svg:width="0.196cm" svg:height="0.339cm" svg:x="16.282cm" svg:y="4.62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5.      y = y * 3;}§svg§600§FALSE§</svg:desc>
          <draw:polygon draw:style-name="gr6" draw:text-style-name="P6" draw:layer="layout" svg:width="3.61cm" svg:height="0.409cm" svg:x="11.795cm" svg:y="3.61cm" svg:viewBox="0 0 3611 410" draw:points="1805,410 0,410 0,0 3611,0 3611,410">
            <text:p/>
          </draw:polygon>
          <draw:path draw:style-name="gr5" draw:text-style-name="P5" draw:layer="layout" svg:width="0.208cm" svg:height="0.307cm" svg:x="11.82cm" svg:y="3.609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062cm" svg:height="0.062cm" svg:x="12.151cm" svg:y="3.848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12.84cm" svg:y="3.69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13.36cm" svg:y="3.704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13.871cm" svg:y="3.69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14.408cm" svg:y="3.653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15cm" svg:height="0.311cm" svg:x="14.912cm" svg:y="3.603cm" svg:viewBox="0 0 216 312" svg:d="M160 143c28-18 42-46 42-73 0-36-37-70-94-70-59 0-94 24-94 57 0 17 13 24 22 24 12 0 23-8 23-22 0-7-3-11-4-14 14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75cm" svg:height="0.28cm" svg:x="15.235cm" svg:y="3.697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custom-shape draw:style-name="gr7" draw:text-style-name="P1" draw:layer="layout" svg:width="6.566cm" svg:height="1.016cm" svg:x="1.424cm" svg:y="7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6.566cm" svg:height="1.016cm" svg:x="1.424cm" svg:y="6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0.294cm" svg:y="6.6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0.669cm" svg:y="7.503cm" svg:viewBox="0 0 375 336" draw:points="188,336 0,336 0,0 375,0 375,336">
            <text:p/>
          </draw:polygon>
          <draw:path draw:style-name="gr5" draw:text-style-name="P5" draw:layer="layout" svg:width="0.331cm" svg:height="0.336cm" svg:x="0.686cm" svg:y="7.502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{ x \mapsto \alpha_x, y \mapsto \alpha_y \}~~~~\alpha_x &lt; 5§svg§600§FALSE§</svg:desc>
          <draw:polygon draw:style-name="gr6" draw:text-style-name="P6" draw:layer="layout" svg:width="6.002cm" svg:height="0.508cm" svg:x="1.599cm" svg:y="4.583cm" svg:viewBox="0 0 6003 509" draw:points="3002,509 0,509 0,0 6003,0 6003,509">
            <text:p/>
          </draw:polygon>
          <draw:path draw:style-name="gr5" draw:text-style-name="P5" draw:layer="layout" svg:width="0.175cm" svg:height="0.492cm" svg:x="1.634cm" svg:y="4.582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.858cm" svg:y="4.733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2.288cm" svg:y="4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.288cm" svg:y="4.7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2.908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217cm" svg:y="4.873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3.492cm" svg:y="4.898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3.682cm" svg:y="4.733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4.09cm" svg:y="4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4.09cm" svg:y="4.7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4.708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5.019cm" svg:y="4.873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5.274cm" svg:y="4.582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6.16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6.469cm" svg:y="4.873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6.878cm" svg:y="4.686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7.381cm" svg:y="4.624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6.    return y;}§svg§600§FALSE§</svg:desc>
          <draw:polygon draw:style-name="gr6" draw:text-style-name="P6" draw:layer="layout" svg:width="3.349cm" svg:height="0.409cm" svg:x="2.894cm" svg:y="6.911cm" svg:viewBox="0 0 3350 410" draw:points="1674,410 0,410 0,0 3350,0 3350,410">
            <text:p/>
          </draw:polygon>
          <draw:path draw:style-name="gr5" draw:text-style-name="P5" draw:layer="layout" svg:width="0.206cm" svg:height="0.311cm" svg:x="2.921cm" svg:y="6.904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5" draw:text-style-name="P5" draw:layer="layout" svg:width="0.062cm" svg:height="0.062cm" svg:x="3.25cm" svg:y="7.149cm" svg:viewBox="0 0 63 63" svg:d="M63 32c0-19-15-32-31-32-19 0-32 15-32 31 0 19 15 32 31 32 19 0 32-15 32-31z">
            <text:p/>
          </draw:path>
          <draw:path draw:style-name="gr5" draw:text-style-name="P5" draw:layer="layout" svg:width="0.224cm" svg:height="0.216cm" svg:x="3.941cm" svg:y="6.99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4.21cm" svg:y="6.994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5" draw:text-style-name="P5" draw:layer="layout" svg:width="0.209cm" svg:height="0.276cm" svg:x="4.452cm" svg:y="6.93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247cm" svg:height="0.216cm" svg:x="4.703cm" svg:y="6.998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5" draw:text-style-name="P5" draw:layer="layout" svg:width="0.224cm" svg:height="0.216cm" svg:x="4.97cm" svg:y="6.99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5.218cm" svg:y="6.995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5" draw:text-style-name="P5" draw:layer="layout" svg:width="0.234cm" svg:height="0.325cm" svg:x="5.74cm" svg:y="6.99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075cm" svg:height="0.28cm" svg:x="6.073cm" svg:y="6.99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{ x \mapsto \alpha_x, y \mapsto 2 * \alpha_y \}~~\alpha_x &lt; 5§svg§600§FALSE§</svg:desc>
          <draw:polygon draw:style-name="gr6" draw:text-style-name="P6" draw:layer="layout" svg:width="6.383cm" svg:height="0.508cm" svg:x="1.5cm" svg:y="7.882cm" svg:viewBox="0 0 6384 509" draw:points="3192,509 0,509 0,0 6384,0 6384,509">
            <text:p/>
          </draw:polygon>
          <draw:path draw:style-name="gr5" draw:text-style-name="P5" draw:layer="layout" svg:width="0.175cm" svg:height="0.492cm" svg:x="1.535cm" svg:y="7.881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.759cm" svg:y="8.032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2.189cm" svg:y="8.035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.189cm" svg:y="7.999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2.809cm" svg:y="8.03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118cm" svg:y="8.172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3.393cm" svg:y="8.197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3.583cm" svg:y="8.032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3.991cm" svg:y="8.035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991cm" svg:y="7.999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28cm" svg:x="4.615cm" svg:y="7.92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5" draw:text-style-name="P5" draw:layer="layout" svg:width="0.182cm" svg:height="0.212cm" svg:x="4.976cm" svg:y="8.021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5" draw:text-style-name="P5" draw:layer="layout" svg:width="0.276cm" svg:height="0.223cm" svg:x="5.319cm" svg:y="8.03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5.629cm" svg:y="8.172cm" svg:viewBox="0 0 178 224" svg:d="M176 22c2-5 2-5 2-8 0-7-6-11-11-11s-10 3-14 8c-2 3-5 14-6 21l-7 28c-3 9-14 52-14 56-1 0-15 31-43 31-24 0-24-22-24-29 0-19 8-41 19-68 3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175cm" svg:height="0.492cm" svg:x="5.885cm" svg:y="7.881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6.442cm" svg:y="8.03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6.751cm" svg:y="8.172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7.16cm" svg:y="7.985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7.663cm" svg:y="7.92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custom-shape draw:style-name="gr7" draw:text-style-name="P1" draw:layer="layout" svg:width="6.566cm" svg:height="1.016cm" svg:x="10.424cm" svg:y="7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6.566cm" svg:height="1.016cm" svg:x="10.424cm" svg:y="6.6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9.294cm" svg:y="6.6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E}§svg§600§TRUE§</svg:desc>
          <draw:polygon draw:style-name="gr4" draw:text-style-name="P4" draw:layer="layout" svg:width="0.334cm" svg:height="0.335cm" svg:x="9.669cm" svg:y="7.503cm" svg:viewBox="0 0 335 336" draw:points="168,336 0,336 0,0 335,0 335,336">
            <text:p/>
          </draw:polygon>
          <draw:path draw:style-name="gr5" draw:text-style-name="P5" draw:layer="layout" svg:width="0.306cm" svg:height="0.335cm" svg:x="9.686cm" svg:y="7.503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{ x \mapsto \alpha_x, y \mapsto 3 * \alpha_y \}~~\alpha_x \geq 5§svg§600§FALSE§</svg:desc>
          <draw:polygon draw:style-name="gr6" draw:text-style-name="P6" draw:layer="layout" svg:width="6.383cm" svg:height="0.508cm" svg:x="10.499cm" svg:y="7.885cm" svg:viewBox="0 0 6384 509" draw:points="3192,509 0,509 0,0 6384,0 6384,509">
            <text:p/>
          </draw:polygon>
          <draw:path draw:style-name="gr5" draw:text-style-name="P5" draw:layer="layout" svg:width="0.175cm" svg:height="0.492cm" svg:x="10.534cm" svg:y="7.884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0.758cm" svg:y="8.035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11.188cm" svg:y="8.03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1.188cm" svg:y="8.002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1.808cm" svg:y="8.0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2.117cm" svg:y="8.175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12.392cm" svg:y="8.2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12.582cm" svg:y="8.035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12.99cm" svg:y="8.03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99cm" svg:y="8.002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5cm" svg:height="0.339cm" svg:x="13.61cm" svg:y="7.926cm" svg:viewBox="0 0 206 340" svg:d="M123 155c41-14 69-47 69-86 0-41-44-69-91-69-51 0-87 29-87 67 0 17 10 25 25 25 16 0 25-9 25-25 0-24-23-24-30-24 15-25 47-30 65-30 20 0 48 11 48 54 0 7-1 35-14 58-15 23-32 25-45 25-4 0-15 1-18 1-4 0-8 2-8 6 0 5 4 5 12 5h21c41 0 59 34 59 83 0 67-34 81-56 81-21 0-57-8-76-38 19 3 34-8 34-26s-14-28-28-28c-13 0-28 7-28 28 0 46 46 78 99 78 62 0 107-45 107-95 0-41-31-80-83-90z">
            <text:p/>
          </draw:path>
          <draw:path draw:style-name="gr5" draw:text-style-name="P5" draw:layer="layout" svg:width="0.182cm" svg:height="0.212cm" svg:x="13.975cm" svg:y="8.024cm" svg:viewBox="0 0 183 213" svg:d="M104 18c1-7 1-18-12-18-8 0-15 7-14 13v7l7 77-63-47c-4-2-5-4-8-4-7 0-14 7-14 14 0 9 6 10 10 13l70 33-69 34c-7 4-11 6-11 13 0 8 7 14 14 14 3 0 4 0 17-9l54-40-7 82c0 11 9 13 13 13 6 0 14-3 14-13l-8-82 64 46c4 3 6 3 8 3 7 0 14-7 14-14s-5-10-11-13c-29-14-31-14-70-34l69-32c8-4 12-7 12-14s-7-14-14-14c-2 0-4 0-16 10l-56 41z">
            <text:p/>
          </draw:path>
          <draw:path draw:style-name="gr5" draw:text-style-name="P5" draw:layer="layout" svg:width="0.276cm" svg:height="0.223cm" svg:x="14.318cm" svg:y="8.0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4.628cm" svg:y="8.175cm" svg:viewBox="0 0 178 224" svg:d="M176 22c2-5 2-5 2-8 0-7-6-11-11-11s-10 3-14 8c-2 3-5 14-6 21l-7 28c-3 9-14 52-14 56-1 0-15 31-43 31-24 0-24-22-24-29 0-19 8-41 19-68 3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175cm" svg:height="0.492cm" svg:x="14.884cm" svg:y="7.884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15.441cm" svg:y="8.03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5.75cm" svg:y="8.175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6.159cm" svg:y="7.94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5" draw:text-style-name="P5" draw:layer="layout" svg:width="0.196cm" svg:height="0.339cm" svg:x="16.662cm" svg:y="7.926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connector draw:style-name="gr8" draw:text-style-name="P1" draw:layer="layout" draw:type="lines" draw:line-skew="-0.404cm" svg:x1="5.594cm" svg:y1="1.324cm" svg:x2="4.707cm" svg:y2="3.309cm" draw:start-shape="id1" draw:start-glue-point="3" draw:end-shape="id2" svg:d="M5594 1324h-906l19 1484v501" svg:viewBox="0 0 907 1986">
          <text:p/>
        </draw:connector>
        <draw:connector draw:style-name="gr8" draw:text-style-name="P1" draw:layer="layout" draw:type="lines" draw:line-skew="0.597cm" svg:x1="12.608cm" svg:y1="1.324cm" svg:x2="13.707cm" svg:y2="3.31cm" draw:start-shape="id3" draw:start-glue-point="1" draw:end-shape="id4" draw:end-glue-point="0" svg:d="M12608 1324h1097l2 1485v501" svg:viewBox="0 0 1100 1987">
          <text:p/>
        </draw:connector>
        <draw:custom-shape draw:style-name="gr9" draw:text-style-name="P7" xml:id="id3" draw:id="id3" draw:layer="layout" svg:width="0.268cm" svg:height="2.032cm" svg:x="12.3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tt{6.    return y;}§svg§600§FALSE§</svg:desc>
          <draw:polygon draw:style-name="gr6" draw:text-style-name="P6" draw:layer="layout" svg:width="3.349cm" svg:height="0.409cm" svg:x="11.894cm" svg:y="6.912cm" svg:viewBox="0 0 3350 410" draw:points="1674,410 0,410 0,0 3350,0 3350,410">
            <text:p/>
          </draw:polygon>
          <draw:path draw:style-name="gr5" draw:text-style-name="P5" draw:layer="layout" svg:width="0.206cm" svg:height="0.311cm" svg:x="11.921cm" svg:y="6.905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5" draw:text-style-name="P5" draw:layer="layout" svg:width="0.062cm" svg:height="0.062cm" svg:x="12.25cm" svg:y="7.15cm" svg:viewBox="0 0 63 63" svg:d="M63 32c0-19-15-32-31-32-19 0-32 15-32 31 0 19 15 32 31 32 19 0 32-15 32-31z">
            <text:p/>
          </draw:path>
          <draw:path draw:style-name="gr5" draw:text-style-name="P5" draw:layer="layout" svg:width="0.224cm" svg:height="0.216cm" svg:x="12.941cm" svg:y="6.99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13.21cm" svg:y="6.995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5" draw:text-style-name="P5" draw:layer="layout" svg:width="0.209cm" svg:height="0.276cm" svg:x="13.452cm" svg:y="6.939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247cm" svg:height="0.216cm" svg:x="13.703cm" svg:y="6.999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5" draw:text-style-name="P5" draw:layer="layout" svg:width="0.224cm" svg:height="0.216cm" svg:x="13.97cm" svg:y="6.99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14.218cm" svg:y="6.996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5" draw:text-style-name="P5" draw:layer="layout" svg:width="0.234cm" svg:height="0.325cm" svg:x="14.74cm" svg:y="6.999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075cm" svg:height="0.28cm" svg:x="15.073cm" svg:y="6.999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connector draw:style-name="gr8" draw:text-style-name="P1" draw:layer="layout" draw:type="lines" svg:x1="4.707cm" svg:y1="5.344cm" svg:x2="4.707cm" svg:y2="6.61cm" draw:start-shape="id5" draw:start-glue-point="2" draw:end-shape="id6" draw:end-glue-point="0" svg:d="M4707 5344v501 264 501" svg:viewBox="0 0 1 1267">
          <text:p/>
        </draw:connector>
        <draw:connector draw:style-name="gr8" draw:text-style-name="P1" draw:layer="layout" draw:type="lines" svg:x1="13.707cm" svg:y1="5.345cm" svg:x2="13.707cm" svg:y2="6.611cm" draw:start-shape="id7" draw:start-glue-point="2" draw:end-shape="id8" svg:d="M13707 5345v501 264 501" svg:viewBox="0 0 1 1267">
          <text:p/>
        </draw:connector>
        <draw:g>
          <svg:title>TexMaths</svg:title>
          <svg:desc>14§display§\alpha_x &lt; 5§svg§600§FALSE§</svg:desc>
          <draw:polygon draw:style-name="gr6" draw:text-style-name="P6" draw:layer="layout" svg:width="1.462cm" svg:height="0.39cm" svg:x="3.001cm" svg:y="1.193cm" svg:viewBox="0 0 1463 391" draw:points="731,391 0,391 0,0 1463,0 1463,391">
            <text:p/>
          </draw:polygon>
          <draw:path draw:style-name="gr5" draw:text-style-name="P5" draw:layer="layout" svg:width="0.276cm" svg:height="0.223cm" svg:x="3.021cm" svg:y="1.2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331cm" svg:y="1.43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3.74cm" svg:y="1.244cm" svg:viewBox="0 0 302 287" svg:d="M293 21c5-3 9-6 9-11 0-6-4-10-9-10-2 0-3 0-10 3l-273 130c-6 1-10 4-10 10 0 7 4 8 10 11l273 129c7 4 8 4 10 4 5 0 9-4 9-10 0-5-4-8-9-11l-259-123z">
            <text:p/>
          </draw:path>
          <draw:path draw:style-name="gr5" draw:text-style-name="P5" draw:layer="layout" svg:width="0.196cm" svg:height="0.339cm" svg:x="4.241cm" svg:y="1.18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g>
          <svg:title>TexMaths</svg:title>
          <svg:desc>14§display§\alpha_x \geq 5§svg§600§FALSE§</svg:desc>
          <draw:polygon draw:style-name="gr6" draw:text-style-name="P6" draw:layer="layout" svg:width="1.462cm" svg:height="0.39cm" svg:x="14.003cm" svg:y="1.193cm" svg:viewBox="0 0 1463 391" draw:points="731,391 0,391 0,0 1463,0 1463,391">
            <text:p/>
          </draw:polygon>
          <draw:path draw:style-name="gr5" draw:text-style-name="P5" draw:layer="layout" svg:width="0.276cm" svg:height="0.223cm" svg:x="14.023cm" svg:y="1.2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4.333cm" svg:y="1.43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4.742cm" svg:y="1.196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5" draw:text-style-name="P5" draw:layer="layout" svg:width="0.196cm" svg:height="0.339cm" svg:x="15.243cm" svg:y="1.18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958cm" fo:page-height="9.3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5T16:07:36.784585982</dc:date>
    <meta:editing-duration>PT25M48S</meta:editing-duration>
    <meta:editing-cycles>5</meta:editing-cycles>
    <meta:generator>LibreOffice/5.1.4.2$Linux_X86_64 LibreOffice_project/10m0$Build-2</meta:generator>
    <meta:document-statistic meta:object-count="201"/>
  </office:meta>
</office:document-meta>
</file>